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C80000036B216086B7F462EC54.png" manifest:media-type="image/png"/>
  <manifest:file-entry manifest:full-path="Pictures/10000201000006CB0000036540AD507C3A51DCA8.png" manifest:media-type="image/png"/>
  <manifest:file-entry manifest:full-path="Pictures/10000201000006FD0000037251C2EC3802C1BB48.png" manifest:media-type="image/png"/>
  <manifest:file-entry manifest:full-path="Pictures/1000020100000704000003830E0B06340BDBA9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1a9" officeooo:paragraph-rsid="0019d1a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7.7cm" svg:height="18.138cm" draw:z-index="0"><draw:image xlink:href="Pictures/10000201000006FD0000037251C2EC3802C1BB48.png" xlink:type="simple" xlink:show="embed" xlink:actuate="onLoad" loext:mime-type="image/png"/></draw:frame></text:p>
      <text:p text:style-name="Standard"><draw:frame draw:style-name="fr1" draw:name="Image2" text:anchor-type="paragraph" svg:width="27.7cm" svg:height="17.935cm" draw:z-index="1"><draw:image xlink:href="Pictures/1000020100000704000003830E0B06340BDBA95C.png" xlink:type="simple" xlink:show="embed" xlink:actuate="onLoad" loext:mime-type="image/png"/></draw:frame><text:soft-page-break/></text:p>
      <text:p text:style-name="Standard"><draw:frame draw:style-name="fr2" draw:name="Image3" text:anchor-type="paragraph" svg:x="-2cm" svg:width="29.7cm" svg:height="16.992cm" draw:z-index="2"><draw:image xlink:href="Pictures/10000201000006CB0000036540AD507C3A51DCA8.png" xlink:type="simple" xlink:show="embed" xlink:actuate="onLoad" loext:mime-type="image/png"/></draw:frame><text:soft-page-break/></text:p>
      <text:p text:style-name="Standard"><draw:frame draw:style-name="fr3" draw:name="Image4" text:anchor-type="paragraph" svg:width="28.7cm" svg:height="16.789cm" draw:z-index="3"><draw:image xlink:href="Pictures/10000201000006C80000036B216086B7F462EC54.png" xlink:type="simple" xlink:show="embed" xlink:actuate="onLoad" loext:mime-type="image/png"/></draw:frame><text:soft-page-break/></text:p>
      <text:p text:style-name="P1"><text:soft-page-break/><text:span text:style-name="T1">1.7939-1.7941 <text:s text:c="2"/></text:span><text:s/></text:p>
      <text:p text:style-name="P1">81 </text:p>
      <text:p text:style-name="P1">10 </text:p>
      <text:p text:style-name="P1">1 </text:p>
      <text:p text:style-name="P1">0 </text:p>
      <text:p text:style-name="P1">0 </text:p>
      <text:p text:style-name="P1">0 </text:p>
      <text:p text:style-name="P1">0 </text:p>
      <text:p text:style-name="P1">1 </text:p>
      <text:p text:style-name="P1">0 </text:p>
      <text:p text:style-name="P1">1 </text:p>
      <text:p text:style-name="P1">0 </text:p>
      <text:p text:style-name="P1">0 </text:p>
      <text:p text:style-name="P1">0 </text:p>
      <text:p text:style-name="P1">1 </text:p>
      <text:p text:style-name="P1">0 </text:p>
      <text:p text:style-name="P1">0 </text:p>
      <text:p text:style-name="P1">0 </text:p>
      <text:p text:style-name="P1">0 </text:p>
      <text:p text:style-name="P1">0 </text:p>
      <text:p text:style-name="P1">0 </text:p>
      <text:p text:style-name="P1">0 </text:p>
      <text:p text:style-name="P1">1 </text:p>
      <text:p text:style-name="P1">1 </text:p>
      <text:p text:style-name="P1">0 </text:p>
      <text:p text:style-name="P1">1 </text:p>
      <text:p text:style-name="P1">0 </text:p>
      <text:p text:style-name="P1">1 </text:p>
      <text:p text:style-name="P1">0 </text:p>
      <text:p text:style-name="P1">1 </text:p>
      <text:p text:style-name="P1">0 </text:p>
      <text:p text:style-name="P1">0 </text:p>
      <text:p text:style-name="P1">0 </text:p>
      <text:p text:style-name="P1">0 </text:p>
      <text:p text:style-name="P1"><text:soft-page-break/>0 </text:p>
      <text:p text:style-name="P1">0 </text:p>
      <text:p text:style-name="P1">0 </text:p>
      <text:p text:style-name="P1">0 </text:p>
      <text:p text:style-name="P1">0 </text:p>
      <text:p text:style-name="P1">0 </text:p>
      <text:p text:style-name="P1">0 </text:p>
      <text:p text:style-name="P1">0 </text:p>
      <text:p text:style-name="P1">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15:23:10.243626596</meta:creation-date>
    <meta:generator>LibreOffice/6.0.7.3$Linux_X86_64 LibreOffice_project/00m0$Build-3</meta:generator>
    <dc:date>2021-04-23T06:01:13.971370674</dc:date>
    <meta:editing-duration>PT9H52M42S</meta:editing-duration>
    <meta:editing-cycles>3</meta:editing-cycles>
    <meta:document-statistic meta:table-count="0" meta:image-count="4" meta:object-count="0" meta:page-count="6" meta:paragraph-count="43" meta:word-count="43" meta:character-count="103" meta:non-whitespace-character-count="57"/>
  </office:meta>
</office:document-meta>
</file>